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6000000503F153B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DejaVu Sans2" svg:font-family="'DejaVu Sans'" style:font-adornments="Book"/>
    <style:font-face style:name="DejaVu Sans1" svg:font-family="'DejaVu Sans'" style:font-adornments="Fett"/>
    <style:font-face style:name="Tahoma1" svg:font-family="Tahoma"/>
    <style:font-face style:name="Thorndale AMT" svg:font-family="'Thorndale AMT'" style:font-adornments="Standard" style:font-family-generic="roman"/>
    <style:font-face style:name="Arial1" svg:font-family="Arial" style:font-family-generic="swiss"/>
    <style:font-face style:name="Arial2" svg:font-family="Arial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8854in" table:align="left"/>
    </style:style>
    <style:style style:name="Table1.A" style:family="table-column">
      <style:table-column-properties style:column-width="0.6021in"/>
    </style:style>
    <style:style style:name="Table1.B" style:family="table-column">
      <style:table-column-properties style:column-width="2.8403in"/>
    </style:style>
    <style:style style:name="Table1.C" style:family="table-column">
      <style:table-column-properties style:column-width="2.391in"/>
    </style:style>
    <style:style style:name="Table1.D" style:family="table-column">
      <style:table-column-properties style:column-width="1.0521in"/>
    </style:style>
    <style:style style:name="Table1.A1" style:family="table-cell">
      <style:table-cell-properties fo:padding="0in" fo:border="none"/>
    </style:style>
    <style:style style:name="Table1.A9" style:family="table-cell">
      <style:table-cell-properties fo:padding="0.0194in" fo:border-left="0.0007in solid #cccccd" fo:border-right="none" fo:border-top="0.0007in solid #cccccd" fo:border-bottom="0.0007in solid #cccccd"/>
    </style:style>
    <style:style style:name="Table1.D9" style:family="table-cell">
      <style:table-cell-properties fo:padding="0.0194in" fo:border="0.0007in solid #cccccd"/>
    </style:style>
    <style:style style:name="Table1.A10" style:family="table-cell">
      <style:table-cell-properties fo:padding="0.0194in" fo:border-left="0.0007in solid #cccccd" fo:border-right="none" fo:border-top="none" fo:border-bottom="0.0007in solid #cccccd"/>
    </style:style>
    <style:style style:name="Table1.D10" style:family="table-cell">
      <style:table-cell-properties fo:padding="0.0194in" fo:border-left="0.0007in solid #cccccd" fo:border-right="0.0007in solid #cccccd" fo:border-top="none" fo:border-bottom="0.0007in solid #cccccd"/>
    </style:style>
    <style:style style:name="Table1.19" style:family="table-row">
      <style:table-row-properties style:min-row-height="0.2056in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size="10pt"/>
    </style:style>
    <style:style style:name="P3" style:family="paragraph" style:parent-style-name="Standard">
      <style:paragraph-properties>
        <style:tab-stops>
          <style:tab-stop style:position="0in"/>
        </style:tab-stops>
      </style:paragraph-properties>
      <style:text-properties style:use-window-font-color="true" style:font-name="Arial" fo:font-size="10.5pt" fo:language="en" fo:country="US" style:font-name-asian="Arial" style:font-size-asian="10.5pt" style:language-asian="zxx" style:country-asian="none" style:font-name-complex="Lucidasans" style:font-size-complex="10.5pt" style:language-complex="zxx" style:country-complex="none"/>
    </style:style>
    <style:style style:name="P4" style:family="paragraph" style:parent-style-name="Standard">
      <style:text-properties fo:color="#000000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text-properties fo:color="#333333" style:font-name="DejaVu Sans" fo:font-size="12pt" fo:language="en" fo:country="US" fo:font-weight="normal" style:font-name-asian="Arial" style:font-size-asian="12pt" style:language-asian="zxx" style:country-asian="none" style:font-weight-asian="normal" style:font-name-complex="Lucidasans" style:font-size-complex="12pt" style:language-complex="zxx" style:country-complex="none" style:font-weight-complex="normal"/>
    </style:style>
    <style:style style:name="P7" style:family="paragraph" style:parent-style-name="Standard">
      <style:text-properties fo:color="#000000" style:font-name="DejaVu Sans" fo:font-size="12pt" fo:language="en" fo:country="US" style:font-name-asian="Arial" style:font-size-asian="12pt" style:language-asian="zxx" style:country-asian="none" style:font-name-complex="Lucidasans" style:font-size-complex="12pt" style:language-complex="zxx" style:country-complex="none"/>
    </style:style>
    <style:style style:name="P8" style:family="paragraph" style:parent-style-name="Standard">
      <style:text-properties fo:color="#000000" fo:font-size="12pt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0.2189in"/>
        </style:tab-stops>
      </style:paragraph-properties>
      <style:text-properties fo:color="#4c4c4c" fo:font-size="12pt" fo:language="en" fo:country="US" style:font-name-asian="Arial" style:font-size-asian="12pt" style:language-asian="zxx" style:country-asian="none" style:font-name-complex="Lucidasans" style:font-size-complex="12pt" style:language-complex="zxx" style:country-complex="non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style:font-name="Arial1" fo:font-weight="bold" style:font-weight-asian="bold" style:font-weight-complex="bold"/>
    </style:style>
    <style:style style:name="P12" style:family="paragraph" style:parent-style-name="Table_20_Contents">
      <style:text-properties style:font-name="DejaVu Sans" fo:font-size="8pt" style:text-underline-style="solid" style:text-underline-width="auto" style:text-underline-color="font-color" style:font-size-asian="8pt" style:font-size-complex="8pt"/>
    </style:style>
    <style:style style:name="P13" style:family="paragraph" style:parent-style-name="Table_20_Contents">
      <style:text-properties style:font-name="DejaVu Sans" fo:font-weight="bold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15" style:family="paragraph" style:parent-style-name="Horizontal_20_Line">
      <style:text-properties style:font-name="Arial" fo:font-size="10.5pt" style:font-size-asian="10.5pt" style:font-size-complex="10.5pt"/>
    </style:style>
    <style:style style:name="P16" style:family="paragraph">
      <style:paragraph-properties fo:text-align="start"/>
      <style:text-properties style:text-line-through-style="none" style:font-name="Arial2" fo:font-size="12pt" fo:font-style="normal" style:text-underline-style="none" fo:font-weight="bold"/>
    </style:style>
    <style:style style:name="P17" style:family="paragraph">
      <style:paragraph-properties fo:text-align="start"/>
      <style:text-properties style:text-line-through-style="none" fo:font-style="normal" style:text-underline-style="none"/>
    </style:style>
    <style:style style:name="P18" style:family="paragraph">
      <style:paragraph-properties fo:text-align="start"/>
      <style:text-properties style:text-line-through-style="none" style:font-name="DejaVu Sans1" fo:font-size="12pt" fo:font-style="normal" style:text-underline-style="none" fo:font-weight="bold"/>
    </style:style>
    <style:style style:name="P19" style:family="paragraph">
      <style:paragraph-properties fo:text-align="start"/>
      <style:text-properties style:text-line-through-style="none" style:font-name="Thorndale AMT" fo:font-size="12pt" fo:font-style="normal" style:text-underline-style="none" fo:font-weight="normal"/>
    </style:style>
    <style:style style:name="P20" style:family="paragraph">
      <style:paragraph-properties fo:text-align="start"/>
      <style:text-properties style:text-line-through-style="none" style:font-name="DejaVu Sans2" fo:font-size="12pt" fo:font-style="normal" style:text-underline-style="none"/>
    </style:style>
    <style:style style:name="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T4" style:family="text">
      <style:text-properties style:font-name="DejaVu Sans" fo:language="en" fo:country="US" fo:font-weight="normal" style:font-name-asian="Arial" style:language-asian="zxx" style:country-asian="none" style:font-weight-asian="normal" style:font-name-complex="Lucidasans" style:language-complex="zxx" style:country-complex="none" style:font-weight-complex="normal"/>
    </style:style>
    <style:style style:name="T5" style:family="text">
      <style:text-properties style:font-name="DejaVu Sans" fo:language="en" fo:country="US" style:font-name-asian="Arial" style:language-asian="zxx" style:country-asian="none" style:font-name-complex="Lucidasans" style:language-complex="zxx" style:country-complex="none"/>
    </style:style>
    <style:style style:name="T6" style:family="text">
      <style:text-properties fo:language="en" fo:country="US" style:font-name-asian="Arial" style:language-asian="zxx" style:country-asian="none" style:font-name-complex="Lucidasans" style:language-complex="zxx" style:country-complex="none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nam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ity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ber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2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2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3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3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4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4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5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5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6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6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7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7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8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8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9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9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0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0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10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9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8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7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6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1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2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3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4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5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otalprice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validdate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3" office:value-type="string">
            <text:p text:style-name="P12">Musterfirma, Musterstrasse 2345 Musterstadt</text:p>
          </table:table-cell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3" office:value-type="string">
            <text:p text:style-name="Standard"><draw:control text:anchor-type="as-char" svg:y="-0.0272in" draw:z-index="34" draw:style-name="gr2" draw:text-style-name="P20" svg:width="2.4795in" svg:height="0.2713in" draw:control="control1"/></text:p>
          </table:table-cell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3" office:value-type="string">
            <text:p text:style-name="Standard"><draw:control text:anchor-type="as-char" draw:z-index="35" draw:style-name="gr3" draw:text-style-name="P20" svg:width="2.4795in" svg:height="0.2713in" draw:control="control2"/></text:p>
          </table:table-cell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3" office:value-type="string">
            <text:p text:style-name="Standard"><draw:control text:anchor-type="as-char" draw:z-index="36" draw:style-name="gr3" draw:text-style-name="P20" svg:width="2.4795in" svg:height="0.2713in" draw:control="control3"/></text:p>
          </table:table-cell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3" office:value-type="string">
            <text:p text:style-name="Standard"/>
          </table:table-cell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P13">Angebot</text:p>
            <text:p text:style-name="P10"><draw:control text:anchor-type="as-char" draw:z-index="33" draw:style-name="gr3" draw:text-style-name="P19" svg:width="1.0677in" svg:height="0.2713in" draw:control="control4"/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Standard"><draw:control text:anchor-type="as-char" draw:z-index="0" draw:style-name="gr1" draw:text-style-name="P16" svg:width="1.2559in" svg:height="0.2713in" draw:control="control5"/> <text:s text:c="3"/></text:p>
          </table:table-cell>
          <table:covered-table-cell/>
          <table:table-cell table:style-name="Table1.A1" table:number-columns-spanned="2" office:value-type="string">
            <text:p text:style-name="P11"><draw:control text:anchor-type="as-char" draw:z-index="32" draw:style-name="gr3" draw:text-style-name="P19" svg:width="1.0677in" svg:height="0.2713in" draw:control="control6"/>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Horizontal_20_Line"/>
          </table:table-cell>
          <table:covered-table-cell/>
          <table:covered-table-cell/>
          <table:covered-table-cell/>
        </table:table-row>
        <table:table-row>
          <table:table-cell table:style-name="Table1.A9" office:value-type="string">
            <text:p text:style-name="P1"><draw:control text:anchor-type="as-char" svg:y="-0.1354in" draw:z-index="22" draw:style-name="gr2" draw:text-style-name="P17" svg:width="0.563in" svg:height="0.2713in" draw:control="control7"/></text:p>
          </table:table-cell>
          <table:table-cell table:style-name="Table1.A9" table:number-columns-spanned="2" office:value-type="string">
            <text:p text:style-name="P1"><draw:control text:anchor-type="as-char" draw:z-index="21" draw:style-name="gr3" draw:text-style-name="P17" svg:width="5.1921in" svg:height="0.2713in" draw:control="control8"/></text:p>
          </table:table-cell>
          <table:covered-table-cell/>
          <table:table-cell table:style-name="Table1.D9" office:value-type="string">
            <text:p text:style-name="Standard"><draw:control text:anchor-type="as-char" svg:y="-0.1354in" draw:z-index="1" draw:style-name="gr2" draw:text-style-name="P17" svg:width="0.9657in" svg:height="0.2713in" draw:control="control32"/></text:p>
          </table:table-cell>
        </table:table-row>
        <table:table-row>
          <table:table-cell table:style-name="Table1.A10" office:value-type="string">
            <text:p text:style-name="P1"><draw:control text:anchor-type="as-char" svg:y="-0.1354in" draw:z-index="23" draw:style-name="gr2" draw:text-style-name="P17" svg:width="0.563in" svg:height="0.2713in" draw:control="control9"/></text:p>
          </table:table-cell>
          <table:table-cell table:style-name="Table1.A10" table:number-columns-spanned="2" office:value-type="string">
            <text:p text:style-name="P1"><draw:control text:anchor-type="as-char" draw:z-index="20" draw:style-name="gr3" draw:text-style-name="P17" svg:width="5.2024in" svg:height="0.2713in" draw:control="control10"/></text:p>
          </table:table-cell>
          <table:covered-table-cell/>
          <table:table-cell table:style-name="Table1.D10" office:value-type="string">
            <text:p text:style-name="Standard"><draw:control text:anchor-type="as-char" draw:z-index="2" draw:style-name="gr3" draw:text-style-name="P17" svg:width="1.013in" svg:height="0.2713in" draw:control="control33"/></text:p>
          </table:table-cell>
        </table:table-row>
        <table:table-row>
          <table:table-cell table:style-name="Table1.A10" office:value-type="string">
            <text:p text:style-name="P1"><draw:control text:anchor-type="as-char" svg:y="-0.1354in" draw:z-index="24" draw:style-name="gr2" draw:text-style-name="P17" svg:width="0.563in" svg:height="0.2713in" draw:control="control11"/></text:p>
          </table:table-cell>
          <table:table-cell table:style-name="Table1.A10" table:number-columns-spanned="2" office:value-type="string">
            <text:p text:style-name="P1"><draw:control text:anchor-type="as-char" draw:z-index="19" draw:style-name="gr3" draw:text-style-name="P17" svg:width="5.1815in" svg:height="0.2713in" draw:control="control12"/></text:p>
          </table:table-cell>
          <table:covered-table-cell/>
          <table:table-cell table:style-name="Table1.D10" office:value-type="string">
            <text:p text:style-name="Standard"><draw:control text:anchor-type="as-char" draw:z-index="3" draw:style-name="gr3" draw:text-style-name="P17" svg:width="0.9752in" svg:height="0.2713in" draw:control="control34"/></text:p>
          </table:table-cell>
        </table:table-row>
        <table:table-row>
          <table:table-cell table:style-name="Table1.A10" office:value-type="string">
            <text:p text:style-name="P1"><draw:control text:anchor-type="as-char" svg:y="-0.1354in" draw:z-index="25" draw:style-name="gr2" draw:text-style-name="P17" svg:width="0.563in" svg:height="0.2713in" draw:control="control13"/></text:p>
          </table:table-cell>
          <table:table-cell table:style-name="Table1.A10" table:number-columns-spanned="2" office:value-type="string">
            <text:p text:style-name="P1"><draw:control text:anchor-type="as-char" draw:z-index="18" draw:style-name="gr3" draw:text-style-name="P17" svg:width="5.1921in" svg:height="0.2713in" draw:control="control14"/></text:p>
          </table:table-cell>
          <table:covered-table-cell/>
          <table:table-cell table:style-name="Table1.D10" office:value-type="string">
            <text:p text:style-name="Standard"><draw:control text:anchor-type="as-char" draw:z-index="4" draw:style-name="gr3" draw:text-style-name="P17" svg:width="0.9858in" svg:height="0.2713in" draw:control="control35"/></text:p>
          </table:table-cell>
        </table:table-row>
        <table:table-row>
          <table:table-cell table:style-name="Table1.A10" office:value-type="string">
            <text:p text:style-name="P1"><draw:control text:anchor-type="as-char" svg:y="-0.1354in" draw:z-index="26" draw:style-name="gr2" draw:text-style-name="P17" svg:width="0.563in" svg:height="0.2713in" draw:control="control15"/></text:p>
          </table:table-cell>
          <table:table-cell table:style-name="Table1.A10" table:number-columns-spanned="2" office:value-type="string">
            <text:p text:style-name="P1"><draw:control text:anchor-type="as-char" draw:z-index="17" draw:style-name="gr3" draw:text-style-name="P17" svg:width="5.1921in" svg:height="0.2713in" draw:control="control16"/></text:p>
          </table:table-cell>
          <table:covered-table-cell/>
          <table:table-cell table:style-name="Table1.D10" office:value-type="string">
            <text:p text:style-name="Standard"><draw:control text:anchor-type="as-char" draw:z-index="5" draw:style-name="gr3" draw:text-style-name="P17" svg:width="1.013in" svg:height="0.2713in" draw:control="control36"/></text:p>
          </table:table-cell>
        </table:table-row>
        <table:table-row>
          <table:table-cell table:style-name="Table1.A10" office:value-type="string">
            <text:p text:style-name="P1"><draw:control text:anchor-type="as-char" svg:y="-0.1354in" draw:z-index="27" draw:style-name="gr2" draw:text-style-name="P17" svg:width="0.563in" svg:height="0.2713in" draw:control="control17"/></text:p>
          </table:table-cell>
          <table:table-cell table:style-name="Table1.A10" table:number-columns-spanned="2" office:value-type="string">
            <text:p text:style-name="P1"><draw:control text:anchor-type="as-char" draw:z-index="16" draw:style-name="gr3" draw:text-style-name="P17" svg:width="5.1921in" svg:height="0.2713in" draw:control="control18"/></text:p>
          </table:table-cell>
          <table:covered-table-cell/>
          <table:table-cell table:style-name="Table1.D10" office:value-type="string">
            <text:p text:style-name="Standard"><draw:control text:anchor-type="as-char" draw:z-index="6" draw:style-name="gr3" draw:text-style-name="P17" svg:width="0.9961in" svg:height="0.2713in" draw:control="control31"/></text:p>
          </table:table-cell>
        </table:table-row>
        <table:table-row>
          <table:table-cell table:style-name="Table1.A10" office:value-type="string">
            <text:p text:style-name="P1"><draw:control text:anchor-type="as-char" svg:y="-0.1354in" draw:z-index="28" draw:style-name="gr2" draw:text-style-name="P17" svg:width="0.563in" svg:height="0.2713in" draw:control="control19"/></text:p>
          </table:table-cell>
          <table:table-cell table:style-name="Table1.A10" table:number-columns-spanned="2" office:value-type="string">
            <text:p text:style-name="P1"><draw:control text:anchor-type="as-char" draw:z-index="15" draw:style-name="gr3" draw:text-style-name="P17" svg:width="5.2122in" svg:height="0.2713in" draw:control="control20"/></text:p>
          </table:table-cell>
          <table:covered-table-cell/>
          <table:table-cell table:style-name="Table1.D10" office:value-type="string">
            <text:p text:style-name="Standard"><draw:control text:anchor-type="as-char" draw:z-index="7" draw:style-name="gr3" draw:text-style-name="P17" svg:width="1.013in" svg:height="0.2713in" draw:control="control30"/></text:p>
          </table:table-cell>
        </table:table-row>
        <table:table-row>
          <table:table-cell table:style-name="Table1.A10" office:value-type="string">
            <text:p text:style-name="P1"><draw:control text:anchor-type="as-char" svg:y="-0.1354in" draw:z-index="29" draw:style-name="gr2" draw:text-style-name="P17" svg:width="0.563in" svg:height="0.2713in" draw:control="control21"/></text:p>
          </table:table-cell>
          <table:table-cell table:style-name="Table1.A10" table:number-columns-spanned="2" office:value-type="string">
            <text:p text:style-name="P1"><draw:control text:anchor-type="as-char" draw:z-index="14" draw:style-name="gr3" draw:text-style-name="P17" svg:width="5.2122in" svg:height="0.2713in" draw:control="control22"/></text:p>
          </table:table-cell>
          <table:covered-table-cell/>
          <table:table-cell table:style-name="Table1.D10" office:value-type="string">
            <text:p text:style-name="Standard"><draw:control text:anchor-type="as-char" draw:z-index="8" draw:style-name="gr3" draw:text-style-name="P17" svg:width="1.013in" svg:height="0.2713in" draw:control="control29"/></text:p>
          </table:table-cell>
        </table:table-row>
        <table:table-row>
          <table:table-cell table:style-name="Table1.A10" office:value-type="string">
            <text:p text:style-name="P1"><draw:control text:anchor-type="as-char" svg:y="-0.1354in" draw:z-index="30" draw:style-name="gr2" draw:text-style-name="P17" svg:width="0.563in" svg:height="0.2713in" draw:control="control23"/></text:p>
          </table:table-cell>
          <table:table-cell table:style-name="Table1.A10" table:number-columns-spanned="2" office:value-type="string">
            <text:p text:style-name="P1"><draw:control text:anchor-type="as-char" draw:z-index="13" draw:style-name="gr3" draw:text-style-name="P17" svg:width="5.1921in" svg:height="0.2713in" draw:control="control24"/></text:p>
          </table:table-cell>
          <table:covered-table-cell/>
          <table:table-cell table:style-name="Table1.D10" office:value-type="string">
            <text:p text:style-name="Standard"><draw:control text:anchor-type="as-char" draw:z-index="9" draw:style-name="gr3" draw:text-style-name="P17" svg:width="1.013in" svg:height="0.2713in" draw:control="control28"/></text:p>
          </table:table-cell>
        </table:table-row>
        <table:table-row>
          <table:table-cell table:style-name="Table1.A10" office:value-type="string">
            <text:p text:style-name="P1"><draw:control text:anchor-type="as-char" svg:y="-0.1354in" draw:z-index="31" draw:style-name="gr2" draw:text-style-name="P17" svg:width="0.563in" svg:height="0.2713in" draw:control="control25"/></text:p>
          </table:table-cell>
          <table:table-cell table:style-name="Table1.A10" table:number-columns-spanned="2" office:value-type="string">
            <text:p text:style-name="P1"><draw:control text:anchor-type="as-char" draw:z-index="12" draw:style-name="gr3" draw:text-style-name="P17" svg:width="5.1803in" svg:height="0.2713in" draw:control="control26"/></text:p>
          </table:table-cell>
          <table:covered-table-cell/>
          <table:table-cell table:style-name="Table1.D10" office:value-type="string">
            <text:p text:style-name="Standard"><draw:control text:anchor-type="as-char" draw:z-index="10" draw:style-name="gr3" draw:text-style-name="P17" svg:width="0.9961in" svg:height="0.2713in" draw:control="control27"/></text:p>
          </table:table-cell>
        </table:table-row>
        <table:table-row table:style-name="Table1.19">
          <table:table-cell table:style-name="Table1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14">Gesamtpreis: <text:s text:c="4"/></text:p>
          </table:table-cell>
          <table:covered-table-cell/>
          <table:covered-table-cell/>
          <table:table-cell table:style-name="Table1.A1" office:value-type="string">
            <text:p text:style-name="P10"><draw:control text:anchor-type="as-char" svg:y="-0.1508in" draw:z-index="11" draw:style-name="gr2" draw:text-style-name="P18" svg:width="0.8933in" svg:height="0.2197in" draw:control="control37"/> </text:p>
          </table:table-cell>
        </table:table-row>
      </table:table>
      <text:p text:style-name="Standard"/>
      <text:p text:style-name="P6"/>
      <text:p text:style-name="P6"/>
      <text:p text:style-name="P6"/>
      <text:p text:style-name="P4"><text:span text:style-name="T4">Dieses Angebot ist unter Vorbehalt befristet bis zum </text:span><text:span text:style-name="T6"><text:s/></text:span><text:span text:style-name="T6"><draw:control text:anchor-type="as-char" draw:z-index="38" draw:style-name="gr3" draw:text-style-name="P19" svg:width="1.0677in" svg:height="0.2713in" draw:control="control38"/></text:span><text:span text:style-name="T5">gültig.</text:span></text:p>
      <text:p text:style-name="P7">Bitte beachten Sie unsere AGB.</text:p>
      <text:p text:style-name="P9"/>
      <text:p text:style-name="Standard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2" svg:font-family="'DejaVu Sans'" style:font-adornments="Book"/>
    <style:font-face style:name="DejaVu Sans1" svg:font-family="'DejaVu Sans'" style:font-adornments="Fett"/>
    <style:font-face style:name="Tahoma1" svg:font-family="Tahoma"/>
    <style:font-face style:name="Thorndale AMT" svg:font-family="'Thorndale AMT'" style:font-adornments="Standard" style:font-family-generic="roman"/>
    <style:font-face style:name="Arial1" svg:font-family="Arial" style:font-family-generic="swiss"/>
    <style:font-face style:name="Arial2" svg:font-family="Arial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M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M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2756in" fo:margin-left="0.7874in" fo:margin-right="0.5902in" style:shadow="none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Grafik1" text:anchor-type="paragraph" svg:x="3.3528in" svg:y="-0.1126in" svg:width="4.1272in" svg:height="0.9882in" draw:z-index="37"><draw:image xlink:href="Pictures/10000201000001A6000000503F153BC4.png" xlink:type="simple" xlink:show="embed" xlink:actuate="onLoad"/></draw:frame></text:p>
        <text:p text:style-name="Standard"/>
        <text:p text:style-name="Standard"/>
        <text:p text:style-name="Standard"/>
        <text:p text:style-name="Standard"/>
      </style:header>
      <style:footer>
        <text:p text:style-name="MP1"><text:span text:style-name="MT1">Musterfirma, Musterstrasse 55, 123456 Musterstrasse | Tel. 06546/123432 | Geschäftsführer: Stefan Muster<text:line-break/>Steuernummer: 123/768/12099 Finanzamt : Musterstadt<text:line-break/></text:span><text:span text:style-name="MT2">Bankverbindung: Stefan Muster | Sparkasse Musterhausen | </text:span><text:span text:style-name="MT3">BLZ: 555787 Kontonummer: 12345678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7-10-09T09:19:55</meta:creation-date>
    <dc:date>2008-10-31T07:27:35.64</dc:date>
    <meta:editing-cycles>53</meta:editing-cycles>
    <meta:editing-duration>PT20H44M19S</meta:editing-duration>
    <meta:document-statistic meta:table-count="1" meta:image-count="1" meta:object-count="0" meta:page-count="1" meta:paragraph-count="43" meta:word-count="48" meta:character-count="449"/>
    <meta:user-defined meta:name="Info 1"/>
    <meta:user-defined meta:name="Info 2"/>
    <meta:user-defined meta:name="Info 3"/>
    <meta:user-defined meta:name="Info 4"/>
  </office:meta>
</office:document-meta>
</file>